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DejaVu Math TeX Gyre" svg:font-family="'DejaVu Math TeX Gyre'"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style:font-name="DejaVu Sans Condensed" fo:font-size="12pt" fo:language="fr" fo:country="FR" fo:font-weight="normal" style:font-size-asian="10.5pt" style:font-weight-asian="normal" style:font-size-complex="12pt" style:font-weight-complex="normal"/>
    </style:style>
    <style:style style:name="P2" style:family="paragraph" style:parent-style-name="Heading_20_3">
      <style:text-properties style:font-name="DejaVu Sans Condensed"/>
    </style:style>
    <style:style style:name="P3" style:family="paragraph" style:parent-style-name="Heading_20_3">
      <style:text-properties style:font-name="DejaVu Sans Condensed" officeooo:paragraph-rsid="0007be41"/>
    </style:style>
    <style:style style:name="P4" style:family="paragraph" style:parent-style-name="Heading_20_3">
      <style:text-properties style:font-name="DejaVu Sans Condensed" fo:language="fr" fo:country="FR"/>
    </style:style>
    <style:style style:name="P5" style:family="paragraph" style:parent-style-name="Heading_20_4">
      <style:text-properties style:font-name="DejaVu Sans Condensed"/>
    </style:style>
    <style:style style:name="P6" style:family="paragraph" style:parent-style-name="Heading_20_4">
      <style:text-properties style:font-name="DejaVu Sans Condensed" fo:language="fr" fo:country="FR"/>
    </style:style>
    <style:style style:name="P7" style:family="paragraph" style:parent-style-name="Standard">
      <style:text-properties style:font-name="DejaVu Sans Condensed" fo:font-size="15pt" fo:language="fr" fo:country="FR" fo:font-weight="bold" style:font-size-asian="15pt" style:font-weight-asian="bold" style:font-size-complex="15pt" style:font-weight-complex="bold"/>
    </style:style>
    <style:style style:name="P8" style:family="paragraph" style:parent-style-name="Standard">
      <style:text-properties style:font-name="DejaVu Sans Condensed" fo:font-size="18pt" fo:language="fr" fo:country="FR" fo:font-weight="bold" style:font-size-asian="18pt" style:font-weight-asian="bold" style:font-size-complex="18pt" style:font-weight-complex="bold"/>
    </style:style>
    <style:style style:name="P9" style:family="paragraph" style:parent-style-name="Standard">
      <style:text-properties style:font-name="DejaVu Sans Condensed" fo:font-size="14pt" fo:language="fr" fo:country="FR" fo:font-weight="bold" style:font-size-asian="14pt" style:font-weight-asian="bold" style:font-size-complex="14pt" style:font-weight-complex="bold"/>
    </style:style>
    <style:style style:name="P10" style:family="paragraph" style:parent-style-name="Text_20_body" style:list-style-name="L2">
      <style:text-properties officeooo:paragraph-rsid="0012c6d5"/>
    </style:style>
    <style:style style:name="P11" style:family="paragraph" style:parent-style-name="Text_20_body">
      <style:text-properties style:font-name="DejaVu Sans Condensed"/>
    </style:style>
    <style:style style:name="P12" style:family="paragraph" style:parent-style-name="Text_20_body">
      <style:text-properties style:font-name="DejaVu Sans Condensed" fo:language="fr" fo:country="FR"/>
    </style:style>
    <style:style style:name="P13" style:family="paragraph" style:parent-style-name="Text_20_body">
      <style:paragraph-properties fo:margin-left="0in" fo:margin-right="0in" fo:text-indent="0in" style:auto-text-indent="false"/>
      <style:text-properties style:font-name="DejaVu Sans Condensed" fo:language="fr" fo:country="FR"/>
    </style:style>
    <style:style style:name="P14" style:family="paragraph" style:parent-style-name="Text_20_body" style:list-style-name="L8">
      <style:text-properties style:font-name="DejaVu Sans Condensed" fo:language="fr" fo:country="FR" fo:font-weight="bold" officeooo:paragraph-rsid="00256a23"/>
    </style:style>
    <style:style style:name="P15" style:family="paragraph" style:parent-style-name="Text_20_body">
      <style:text-properties style:font-name="DejaVu Sans Condensed" fo:language="fr" fo:country="FR" officeooo:paragraph-rsid="0012c6d5"/>
    </style:style>
    <style:style style:name="P16" style:family="paragraph" style:parent-style-name="Text_20_body" style:list-style-name="L9">
      <style:text-properties style:font-name="DejaVu Sans Condensed"/>
    </style:style>
    <style:style style:name="P17" style:family="paragraph" style:parent-style-name="Text_20_body">
      <style:text-properties style:font-name="DejaVu Sans Condensed" officeooo:paragraph-rsid="0012c6d5"/>
    </style:style>
    <style:style style:name="P18" style:family="paragraph" style:parent-style-name="Text_20_body" style:list-style-name="L13">
      <style:text-properties style:font-name="DejaVu Sans Condensed" officeooo:paragraph-rsid="0016984d"/>
    </style:style>
    <style:style style:name="P19" style:family="paragraph" style:parent-style-name="Text_20_body" style:list-style-name="L14">
      <style:text-properties style:font-name="DejaVu Sans Condensed" officeooo:paragraph-rsid="00185fcc"/>
    </style:style>
    <style:style style:name="P20" style:family="paragraph" style:parent-style-name="Text_20_body" style:list-style-name="L15">
      <style:text-properties style:font-name="DejaVu Sans Condensed" officeooo:paragraph-rsid="001aaef4"/>
    </style:style>
    <style:style style:name="P21" style:family="paragraph" style:parent-style-name="Text_20_body">
      <style:text-properties style:font-name="DejaVu Sans Condensed" officeooo:paragraph-rsid="001aaef4"/>
    </style:style>
    <style:style style:name="P22" style:family="paragraph" style:parent-style-name="Text_20_body" style:list-style-name="L12">
      <style:text-properties officeooo:paragraph-rsid="0014e0c3"/>
    </style:style>
    <style:style style:name="P23" style:family="paragraph" style:parent-style-name="Text_20_body">
      <style:text-properties officeooo:paragraph-rsid="0014e0c3"/>
    </style:style>
    <style:style style:name="P24" style:family="paragraph" style:parent-style-name="Text_20_body" style:list-style-name="L13">
      <style:text-properties officeooo:paragraph-rsid="0016984d"/>
    </style:style>
    <style:style style:name="P25" style:family="paragraph" style:parent-style-name="Text_20_body">
      <style:text-properties officeooo:paragraph-rsid="0016984d"/>
    </style:style>
    <style:style style:name="P26" style:family="paragraph" style:parent-style-name="Text_20_body">
      <style:text-properties officeooo:rsid="001a50cb" officeooo:paragraph-rsid="001a50cb"/>
    </style:style>
    <style:style style:name="P27" style:family="paragraph" style:parent-style-name="Text_20_body" style:list-style-name="L15">
      <style:text-properties officeooo:paragraph-rsid="001aaef4"/>
    </style:style>
    <style:style style:name="P28" style:family="paragraph" style:parent-style-name="Text_20_body" style:list-style-name="L15">
      <style:text-properties officeooo:paragraph-rsid="001c7ae4"/>
    </style:style>
    <style:style style:name="P29" style:family="paragraph" style:parent-style-name="Text_20_body">
      <style:text-properties officeooo:paragraph-rsid="001d6596"/>
    </style:style>
    <style:style style:name="P30" style:family="paragraph" style:parent-style-name="Text_20_body">
      <style:text-properties officeooo:rsid="0026ab35" officeooo:paragraph-rsid="0026ab35"/>
    </style:style>
    <style:style style:name="P31" style:family="paragraph" style:parent-style-name="Text_20_body">
      <style:text-properties officeooo:rsid="0026ab35" officeooo:paragraph-rsid="0026add9"/>
    </style:style>
    <style:style style:name="T1" style:family="text">
      <style:text-properties officeooo:rsid="0007be41"/>
    </style:style>
    <style:style style:name="T2" style:family="text">
      <style:text-properties fo:font-weight="bold" style:font-weight-asian="bold" style:font-weight-complex="bold"/>
    </style:style>
    <style:style style:name="T3" style:family="text">
      <style:text-properties style:font-name="DejaVu Sans Condensed"/>
    </style:style>
    <style:style style:name="T4" style:family="text">
      <style:text-properties style:font-name="DejaVu Sans Condensed" fo:font-weight="bold" style:font-weight-asian="bold" style:font-weight-complex="bold"/>
    </style:style>
    <style:style style:name="T5" style:family="text">
      <style:text-properties style:font-name="DejaVu Sans Condensed" fo:language="fr" fo:country="FR"/>
    </style:style>
    <style:style style:name="T6" style:family="text">
      <style:text-properties style:font-name="DejaVu Sans Condensed" fo:language="fr" fo:country="FR" fo:font-weight="bold"/>
    </style:style>
    <style:style style:name="T7" style:family="text">
      <style:text-properties style:font-name="DejaVu Sans Condensed" fo:font-weight="normal" style:font-weight-asian="normal" style:font-weight-complex="normal"/>
    </style:style>
    <style:style style:name="T8" style:family="text">
      <style:text-properties style:font-name="DejaVu Sans Condensed" fo:font-weight="normal" officeooo:rsid="0016984d" style:font-weight-asian="normal" style:font-weight-complex="normal"/>
    </style:style>
    <style:style style:name="T9" style:family="text">
      <style:text-properties style:font-name="DejaVu Sans Condensed" fo:font-weight="normal" officeooo:rsid="0026ab35" style:font-weight-asian="normal" style:font-weight-complex="normal"/>
    </style:style>
    <style:style style:name="T10" style:family="text">
      <style:text-properties style:font-name="DejaVu Sans Condensed" officeooo:rsid="001a4727"/>
    </style:style>
    <style:style style:name="T11" style:family="text">
      <style:text-properties style:font-name="DejaVu Sans Condensed" officeooo:rsid="001d6596"/>
    </style:style>
    <style:style style:name="T12" style:family="text">
      <style:text-properties style:font-name="DejaVu Sans Condensed" officeooo:rsid="001eef2f"/>
    </style:style>
    <style:style style:name="T13" style:family="text">
      <style:text-properties style:font-name="DejaVu Sans Condensed" officeooo:rsid="001f5bba"/>
    </style:style>
    <style:style style:name="T14" style:family="text">
      <style:text-properties style:font-name="DejaVu Sans Condensed" officeooo:rsid="00213798"/>
    </style:style>
    <style:style style:name="T15" style:family="text">
      <style:text-properties style:font-name="DejaVu Sans Condensed" officeooo:rsid="00219069"/>
    </style:style>
    <style:style style:name="T16" style:family="text">
      <style:text-properties style:font-name="DejaVu Sans Condensed" officeooo:rsid="0021b366"/>
    </style:style>
    <style:style style:name="T17" style:family="text">
      <style:text-properties fo:font-weight="normal" style:font-weight-asian="normal" style:font-weight-complex="normal"/>
    </style:style>
    <style:style style:name="T18" style:family="text">
      <style:text-properties fo:language="fr" fo:country="FR"/>
    </style:style>
    <style:style style:name="T19" style:family="text">
      <style:text-properties officeooo:rsid="00140919"/>
    </style:style>
    <style:style style:name="T20" style:family="text">
      <style:text-properties officeooo:rsid="001aaef4"/>
    </style:style>
    <style:style style:name="T21" style:family="text">
      <style:text-properties officeooo:rsid="002391c2"/>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apport de Projet : Algorithmique et Structures de Données</text:p>
      <text:p text:style-name="P7"/>
      <text:p text:style-name="P9"><text:span text:style-name="T1">Sujet : </text:span>modéliser un réseau de transport</text:p>
      <text:p text:style-name="P9"/>
      <text:h text:style-name="P1" text:outline-level="3">Introduction</text:h>
      <text:p text:style-name="P12">Ce rapport présente le travail réalisé dans le cadre du projet<text:span text:style-name="T17"> Algo_SD.</text:span> L'objectif est de modéliser un réseau de transport urbain (métro) et d'offrir à l'utilisateur une interface lui permettant d'analyser le réseau et de planifier ses trajets. Nous aborderons les problématiques rencontrées, nos choix techniques, ainsi que les avantages et limites des solutions retenues.</text:p>
      <text:p text:style-name="Text_20_body"><text:span text:style-name="T5">Le projet devait respecter un cahier des charges précis et proposer une interface interactive permettant à l’utilisateur d’accéder à plusieurs fonctionnalités liées à l’analyse d’un graphe représentant le réseau de transport.</text:span></text:p>
      <text:h text:style-name="P2" text:outline-level="3">Présentation du cahier des charges</text:h>
      <text:p text:style-name="P11">Le programme devait proposer un menu interactif comportant quatre fonctionnalités principales :</text:p>
      <text:list text:style-name="L9">
        <text:list-item>
          <text:p text:style-name="P16">Afficher les informations relatives à une station ;</text:p>
        </text:list-item>
        <text:list-item>
          <text:p text:style-name="P16">Lister les stations voisines d’une station donnée ;</text:p>
        </text:list-item>
        <text:list-item>
          <text:p text:style-name="P16">Vérifier l’existence d’un chemin entre deux stations et calculer un chemin de durée minimale (en temps) ;</text:p>
        </text:list-item>
        <text:list-item>
          <text:p text:style-name="P16">Analyser le réseau en calculant le degré de chaque station et en les triant selon ce degré.</text:p>
        </text:list-item>
      </text:list>
      <text:p text:style-name="P12"/>
      <text:p text:style-name="P12"/>
      <text:h text:style-name="P4" text:outline-level="3">1. Modélisation du Graphe et Structures de Données</text:h>
      <text:p text:style-name="P12">Pour représenter <text:s/>le réseau, nous avons opté pour une modélisation sous forme de <text:span text:style-name="T17">graphe pondéré.</text:span></text:p>
      <text:h text:style-name="P6" text:outline-level="4">A. La Liste d'Adjacence</text:h>
      <text:p text:style-name="P15">Nous avons utilisé une <text:span text:style-name="T17">liste d'adjacence</text:span> pour stocker les connexions. Ce choix est optimal pour un réseau de métro, car c'est un graphe "creux" (une station n'est reliée qu'à quelques voisines).</text:p>
      <text:list text:style-name="L2">
        <text:list-header>
          <text:p text:style-name="P10"><text:span text:style-name="T6">// Structure </text:span><text:span text:style-name="Source_20_Text"><text:span text:style-name="T6">Edge</text:span></text:span><text:span text:style-name="T5"> : Représente une liaison entre deux stations . Elle contient l'identifiant de la destination et le temps de trajet (poids de l'arête).</text:span></text:p>
          <text:p text:style-name="P10"><text:soft-page-break/><text:span text:style-name="T6">// Tableaux de support</text:span><text:span text:style-name="T5"> : Un tableau </text:span><text:span text:style-name="Source_20_Text"><text:span text:style-name="T5">stations</text:span></text:span><text:span text:style-name="T5"> stocke les noms, et un tableau </text:span><text:span text:style-name="Source_20_Text"><text:span text:style-name="T5">edge_count</text:span></text:span><text:span text:style-name="T5"> enregistre le degré (nombre de voisins) de chaque station pour optimiser les calculs ultérieurs.</text:span></text:p>
        </text:list-header>
      </text:list>
      <text:h text:style-name="P5" text:outline-level="4"><text:span text:style-name="T18">B. </text:span>Utilisation d’une table de hachage</text:h>
      <text:p text:style-name="Text_20_body"><text:span text:style-name="T3">Afin de faciliter la recherche rapide des stations par nom ou par identifiant, nous avons décidé d’utiliser une </text:span><text:span text:style-name="Strong_20_Emphasis"><text:span text:style-name="T3">table de hachage</text:span></text:span><text:span text:style-name="T3">. Ce choix s’est avéré pertinent, car il permet une recherche efficace en temps moyen constant.</text:span></text:p>
      <text:p text:style-name="P17">Nous avons implémenté plusieurs fonctions associées à cette table :</text:p>
      <text:p text:style-name="P17"><text:span text:style-name="T2">//</text:span> une fonction de hachage permettant d’associer un nom de station à une clé ;</text:p>
      <text:p text:style-name="P17"><text:span text:style-name="T2">// </text:span>une fonction d’initialisation de la table ;</text:p>
      <text:p text:style-name="P17"><text:span text:style-name="T2">// </text:span>une fonction d’insertion des stations ;</text:p>
      <text:p text:style-name="P17"><text:span text:style-name="T2">// </text:span>une fonction de recherche d’une station ;</text:p>
      <text:p text:style-name="P17"><text:span text:style-name="T2">// </text:span>une fonction de libération de la mémoire. <text:span text:style-name="T19">(free)</text:span></text:p>
      <text:p text:style-name="Text_20_body"><text:span text:style-name="T3">Lors de l’implémentation, nous avons rencontré un problème classique lié aux tables de hachage : les </text:span><text:span text:style-name="Strong_20_Emphasis"><text:span text:style-name="T3">collisions</text:span></text:span><text:span text:style-name="T3">, c’est-à-dire le cas où deux stations produisent la même clé. Pour résoudre ce problème, nous avons opté pour une solution classique consistant à utiliser des </text:span><text:span text:style-name="Strong_20_Emphasis"><text:span text:style-name="T3">listes chaînées</text:span></text:span><text:span text:style-name="T3"> pour stocker plusieurs éléments associés à une même clé.</text:span></text:p>
      <text:p text:style-name="Text_20_body"><text:span text:style-name="T3"/></text:p>
      <text:h text:style-name="Heading_20_3" text:outline-level="3"><text:span text:style-name="T5">2. Chargement et Traitement des Données (</text:span><text:span text:style-name="Source_20_Text"><text:span text:style-name="T5">load_graph</text:span></text:span><text:span text:style-name="T5">)</text:span></text:h>
      <text:p text:style-name="Text_20_body"><text:span text:style-name="T5"/></text:p>
      <text:p text:style-name="P23"><text:span text:style-name="T3">Une fois les structures de données définies, il restait à les remplir. Pour cela, nous avons implémenté une fonction </text:span><text:span text:style-name="Source_20_Text"><text:span text:style-name="T3">load_graph</text:span></text:span><text:span text:style-name="T3">, chargée :</text:span></text:p>
      <text:p text:style-name="P23"><text:span text:style-name="T4"><text:tab/>//</text:span><text:span text:style-name="T3"> d’allouer la mémoire nécessaire ;</text:span></text:p>
      <text:p text:style-name="P23"><text:span text:style-name="T4"><text:tab/>// </text:span><text:span text:style-name="T3">d’initialiser les structures de données ;</text:span></text:p>
      <text:p text:style-name="P23"><text:span text:style-name="T4"><text:tab/>// </text:span><text:span text:style-name="T3">de lire et analyser le fichier texte ligne par ligne.</text:span></text:p>
      <text:p text:style-name="P11">La logique de lecture est la suivante :</text:p>
      <text:list text:style-name="L12">
        <text:list-header>
          <text:p text:style-name="P22"><text:span text:style-name="T4">// </text:span><text:span text:style-name="T3">si une ligne commence par le mot-clé </text:span><text:span text:style-name="Source_20_Text"><text:span text:style-name="T3">STATION</text:span></text:span><text:span text:style-name="T3">, elle décrit une station. Après vérification du format, la station est ajoutée au tableau des stations ainsi qu’à la table de hachage ;</text:span></text:p>
          <text:p text:style-name="P22"><text:span text:style-name="T4">// </text:span><text:span text:style-name="T3">si une ligne commence par le mot-clé </text:span><text:span text:style-name="Source_20_Text"><text:span text:style-name="T3">EDGE</text:span></text:span><text:span text:style-name="T3">, elle décrit une liaison entre deux stations. Après validation du format, les informations sont ajoutées à la liste d’adjacence correspondante.</text:span></text:p>
        </text:list-header>
      </text:list>
      <text:p text:style-name="P11">Cette approche permet de construire progressivement et correctement le graphe représentant le réseau.</text:p>
      <text:p text:style-name="P12"><text:span text:style-name="T18"/></text:p>
      <text:p text:style-name="P12"><text:soft-page-break/></text:p>
      <text:h text:style-name="P3" text:outline-level="3"><text:span text:style-name="T18">3. </text:span>Implémentation des premières fonctionnalités</text:h>
      <text:p text:style-name="P11">Grâce aux structures mises en place, les deux premières fonctionnalités du menu ont pu être implémentées facilement.</text:p>
      <text:h text:style-name="P5" text:outline-level="4">Affichage des informations d’une station</text:h>
      <text:p text:style-name="P25"><text:span text:style-name="T3">La fonction </text:span><text:span text:style-name="Source_20_Text"><text:span text:style-name="T3">display_station_info</text:span></text:span><text:span text:style-name="T3"> prend en paramètre le nom d’une station. À l’aide de la fonction </text:span><text:span text:style-name="Source_20_Text"><text:span text:style-name="T3">find_station </text:span></text:span><text:span text:style-name="Source_20_Text"><text:span text:style-name="T10">(nous en parlerons juste après)</text:span></text:span><text:span text:style-name="T3">, nous récupérons son identifiant. Nous pouvons alors afficher :</text:span></text:p>
      <text:list text:style-name="L13">
        <text:list-header>
          <text:p text:style-name="P18"><text:span text:style-name="T2">//</text:span> le nom de la station ;</text:p>
          <text:p text:style-name="P18"><text:span text:style-name="T2">// </text:span>son identifiant ;</text:p>
          <text:p text:style-name="P24"><text:span text:style-name="T4">// </text:span><text:span text:style-name="T8">l</text:span><text:span text:style-name="T3">e nombre de voisins (à partir du tableau </text:span><text:span text:style-name="Source_20_Text"><text:span text:style-name="T3">edge_count</text:span></text:span><text:span text:style-name="T3">).</text:span></text:p>
        </text:list-header>
      </text:list>
      <text:h text:style-name="P5" text:outline-level="4">Liste des voisins d’une station</text:h>
      <text:p text:style-name="P11">Pour lister les voisins d’une station, nous récupérons d’abord son identifiant, puis parcourons sa liste d’adjacence. Pour chaque voisin, nous affichons :</text:p>
      <text:list text:style-name="L14">
        <text:list-header>
          <text:p text:style-name="P19"><text:span text:style-name="T2">// </text:span>e nom de la station voisine ;</text:p>
          <text:p text:style-name="P19"><text:span text:style-name="T2">// </text:span>le temps nécessaire pour l’atteindre.</text:p>
        </text:list-header>
      </text:list>
      <text:p text:style-name="Text_20_body"><text:span text:style-name="T3">La structure </text:span><text:span text:style-name="Source_20_Text"><text:span text:style-name="T3">Edge</text:span></text:span><text:span text:style-name="T3"> facilite grandement cette opération.</text:span></text:p>
      <text:p text:style-name="P26"><text:span text:style-name="T3">Sans oublier l’importance de la fonction </text:span><text:span text:style-name="Source_20_Text">find_station</text:span><text:span text:style-name="T3">, qui nous a énormément aidé tout au long du projet. Cette fonction prend en paramètre une chaîne de caractères représentant une station. Si l’entrée correspond à un identifiant, l’accès à la station se fait directement via le tableau </text:span><text:span text:style-name="Source_20_Text">stations</text:span><text:span text:style-name="T3">. Sinon, si l’entrée correspond à un nom de station, la recherche est effectuée à l’aide de la table de hachage, ce qui permet de retrouver rapidement l’identifiant associé.</text:span></text:p>
      <text:p text:style-name="P26"><text:span text:style-name="T3"/></text:p>
      <text:h text:style-name="P4" text:outline-level="3">4. Calcul d<text:span text:style-name="T20">u chemin</text:span> <text:span text:style-name="T20">minimal</text:span> (Algorithme de Dijkstra)</text:h>
      <text:p text:style-name="P12"/>
      <text:p text:style-name="Text_20_body"><text:span text:style-name="T3">La troisième fonctionnalité consiste à calculer le chemin le plus court (en temps) entre deux stations. Pour cela, nous avons implémenté l’algorithme de </text:span><text:span text:style-name="Strong_20_Emphasis"><text:span text:style-name="T3">Dijkstra</text:span></text:span><text:span text:style-name="T3">, un algorithme classique de parcours de graphes pondérés.</text:span></text:p>
      <text:p text:style-name="P21">Le fonctionnement est le suivant :</text:p>
      <text:list text:style-name="L15">
        <text:list-header>
          <text:p text:style-name="P20"><text:span text:style-name="T2">// </text:span>l’utilisateur saisit une station de départ et une station d’arrivée ;</text:p>
          <text:p text:style-name="P27"><text:span text:style-name="T4">// </text:span><text:span text:style-name="T3">un tableau </text:span><text:span text:style-name="Source_20_Text"><text:span text:style-name="T3">visited</text:span></text:span><text:span text:style-name="T3"> indique si une station a déjà été traitée ;</text:span></text:p>
          <text:p text:style-name="P27"><text:span text:style-name="T4">// </text:span><text:span text:style-name="T3">un tableau </text:span><text:span text:style-name="Source_20_Text"><text:span text:style-name="T3">distances</text:span></text:span><text:span text:style-name="T3"> stocke la distance minimale depuis la station source vers chaque station ;</text:span></text:p>
          <text:p text:style-name="P28"><text:soft-page-break/><text:span text:style-name="T4">// </text:span><text:span text:style-name="T3">un tableau </text:span><text:span text:style-name="Source_20_Text"><text:span text:style-name="T3">parents</text:span></text:span><text:span text:style-name="T3"> permet de mémoriser le prédécesseur de chaque station afin de reconstruire le chemin.</text:span></text:p>
        </text:list-header>
      </text:list>
      <text:p text:style-name="P29"><text:span text:style-name="T3">À chaque itération, nous sélectionnons la station non visitée ayant la distance minimale grâce à une fonction auxiliaire </text:span><text:span text:style-name="Source_20_Text"><text:span text:style-name="T3">min_distance</text:span></text:span><text:span text:style-name="T3">. Nous appliquons ensuite le principe de </text:span><text:span text:style-name="Strong_20_Emphasis"><text:span text:style-name="T3">relaxation</text:span></text:span><text:span text:style-name="T3"> pour mettre à jour les distances des stations voisines. </text:span><text:span text:style-name="T11">Comment cela marche? C’est simple, pour la station I, on compare distances[i] avec (distances[ prédécesseur[i] ] + time) et on prend le </text:span><text:span text:style-name="T12">plus petit </text:span><text:span text:style-name="T13">entre les deux.</text:span><text:span text:style-name="T11"> </text:span></text:p>
      <text:p text:style-name="P11">Une fois l’algorithme terminé, nous reconstruisons le chemin optimal en remontant les prédécesseurs depuis la station de destination jusqu’à la station source.</text:p>
      <text:p text:style-name="Text_20_body"><text:span text:style-name="T3">La complexité de cette implémentation est de </text:span><text:span text:style-name="Strong_20_Emphasis"><text:span text:style-name="T3">O(V</text:span></text:span><text:span text:style-name="Strong_20_Emphasis"><text:span text:style-name="T14">*V</text:span></text:span><text:span text:style-name="Strong_20_Emphasis"><text:span text:style-name="T3">)</text:span></text:span><text:span text:style-name="T3">, due à la recherche répétée de la distance minimale. Cette complexité pourrait être améliorée à </text:span><text:span text:style-name="Strong_20_Emphasis"><text:span text:style-name="T3">O(E log V)</text:span></text:span><text:span text:style-name="T3"> en utilisant une file de priorité </text:span><text:span text:style-name="T15">(au lieu de parcourir toute la liste en cherchant le minimum, on utilise une file de priorité qui met l’élement minimum tout au début).</text:span></text:p>
      <text:p text:style-name="Text_20_body"><text:span text:style-name="T3">Comme piste d’amélioration, nous avons envisagé l’utilisation d’une </text:span><text:span text:style-name="Strong_20_Emphasis"><text:span text:style-name="T3">table de mémorisation</text:span></text:span><text:span text:style-name="T3"> permettant de stocker les distances déjà calculées. Cela permettrait d’obtenir un temps de réponse en </text:span><text:span text:style-name="Strong_20_Emphasis"><text:span text:style-name="T3">O(1)</text:span></text:span><text:span text:style-name="T3"> pour des requêtes répétées, </text:span><text:span text:style-name="T16">par contre </text:span><text:span text:style-name="T3">une consommation mémoire plus importante (table de taille N×N).</text:span></text:p>
      <text:p text:style-name="P12"/>
      <text:p text:style-name="P13"/>
      <text:h text:style-name="P4" text:outline-level="3">5. <text:span text:style-name="T21">T</text:span>ri des stations</text:h>
      <text:p text:style-name="P11">La dernière fonctionnalité du menu consiste à analyser le réseau en triant les stations selon leur degré.</text:p>
      <text:p text:style-name="Text_20_body"><text:span text:style-name="T3">Le degré de chaque station correspond ici au nombre de voisins directs, information déjà stockée dans le tableau </text:span><text:span text:style-name="Source_20_Text"><text:span text:style-name="T3">edge_count</text:span></text:span><text:span text:style-name="T3">. Nous avons donc toutes les données nécessaires pour cette analyse.</text:span></text:p>
      <text:p text:style-name="Text_20_body"><text:span text:style-name="T3">Il reste alors à implémenter les </text:span><text:span text:style-name="Strong_20_Emphasis"><text:span text:style-name="T7">algorithmes de tri classiques</text:span></text:span><text:span text:style-name="T3"> demandés dans le cahier des charges, afin d’afficher les stations par ordre croissant de degré et de comparer leurs performances.</text:span></text:p>
      <text:list text:style-name="L8">
        <text:list-item>
          <text:p text:style-name="P14">Tri par Sélection</text:p>
        </text:list-item>
        <text:list-item>
          <text:p text:style-name="P14">Tri par Insertion</text:p>
        </text:list-item>
        <text:list-item>
          <text:p text:style-name="P14"><text:span text:style-name="T3">Tri Rapide (Quicksort)</text:span></text:p>
        </text:list-item>
      </text:list>
      <text:p text:style-name="Text_20_body"><text:span text:style-name="T5">Ces tris s'appuient sur le tableau </text:span><text:span text:style-name="Source_20_Text"><text:span text:style-name="T5">edge_count</text:span></text:span><text:span text:style-name="T5"> préalablement rempli lors du chargement du graphe.</text:span></text:p>
      <text:h text:style-name="P2" text:outline-level="3"><text:span text:style-name="T18">Comparaison des algorithmes de tri et conclusion</text:span></text:h>
      <text:p text:style-name="Text_20_body"><text:span text:style-name="T7">Nous comparé</text:span><text:span text:style-name="T9">ons les</text:span><text:span text:style-name="T7"> trois algorithmes</text:span><text:span text:style-name="T3">. Les comparaisons ont été effectuées sur un même jeu de données contenant 125 stations.</text:span></text:p>
      <text:p text:style-name="Text_20_body"><text:span text:style-name="T3"/></text:p>
      <text:p text:style-name="Text_20_body"><text:soft-page-break/><text:span text:style-name="T3"/></text:p>
      <text:p text:style-name="P30"><text:span text:style-name="T3">On obtient ainsi les résultats suivants : </text:span></text:p>
      <text:p text:style-name="P30"><text:span text:style-name="T3">STATISTIQUES DU TRI : </text:span></text:p>
      <text:p text:style-name="P30"><text:span text:style-name="T3"><text:tab/>• Algorithme utilisé : Tri par sélection </text:span></text:p>
      <text:p text:style-name="P30"><text:span text:style-name="T3"><text:tab/>• Nombre de comparaisons : 7750 </text:span></text:p>
      <text:p text:style-name="P30"><text:span text:style-name="T3"><text:tab/>• Nombre d'échanges : 117 </text:span></text:p>
      <text:p text:style-name="P30"><text:span text:style-name="T3"><text:tab/>• Temps d'exécution : 0.000025 secondes</text:span></text:p>
      <text:p text:style-name="P31"><text:span text:style-name="T3">STATISTIQUES DU TRI : </text:span></text:p>
      <text:p text:style-name="P31"><text:span text:style-name="T3"><text:tab/>• Algorithme utilisé : Tri par insertion </text:span></text:p>
      <text:p text:style-name="P31"><text:span text:style-name="T3"><text:tab/>• Nombre de comparaisons : 1634 </text:span></text:p>
      <text:p text:style-name="P31"><text:span text:style-name="T3"><text:tab/>• Nombre d'échanges : 1744 </text:span></text:p>
      <text:p text:style-name="P31"><text:span text:style-name="T3"><text:tab/>• Temps d'exécution : 0.000012 secondes</text:span></text:p>
      <text:p text:style-name="P31"><text:span text:style-name="T3">STATISTIQUES DU TRI : </text:span></text:p>
      <text:p text:style-name="P31"><text:span text:style-name="T3"><text:tab/>• Algorithme utilisé : Tri rapide (Quicksort) </text:span></text:p>
      <text:p text:style-name="P31"><text:span text:style-name="T3"><text:tab/>• Nombre de comparaisons : 5394 </text:span></text:p>
      <text:p text:style-name="P31"><text:span text:style-name="T3"><text:tab/>• Nombre d'échanges : 117 </text:span></text:p>
      <text:p text:style-name="P31"><text:span text:style-name="T3"><text:tab/>• Temps d'exécution : 0.000021 secondes</text:span><text:span text:style-name="T3"/></text:p>
      <text:p text:style-name="P30"><text:span text:style-name="T3"/></text:p>
      <text:p text:style-name="Text_20_body"><text:span text:style-name="T3">Le </text:span><text:span text:style-name="Strong_20_Emphasis"><text:span text:style-name="T3">tri par sélection</text:span></text:span><text:span text:style-name="T3"> présente un nombre élevé de comparaisons (7750), ce qui est cohérent avec sa complexité en O(n^2). En revanche, le nombre d’échanges reste relativement faible, car un seul échange est effectué par itération. Cet algorithme est simple à implémenter mais peu efficace pour des tableaux de grande taille.</text:span></text:p>
      <text:p text:style-name="Text_20_body"><text:span text:style-name="T3">Le </text:span><text:span text:style-name="Strong_20_Emphasis"><text:span text:style-name="T3">tri par insertion</text:span></text:span><text:span text:style-name="T3"> effectue beaucoup moins de comparaisons (1634), ce qui montre qu’il est plus efficace lorsque les données sont partiellement triées. Cependant, il réalise un nombre important d’échanges (1744), ce qui peut impacter ses performances lorsque le tableau est plus désordonné. Il reste néanmoins intéressant pour des tailles modestes ou des données presque triées.</text:span></text:p>
      <text:p text:style-name="Text_20_body"><text:span text:style-name="T3">Le </text:span><text:span text:style-name="Strong_20_Emphasis"><text:span text:style-name="T3">tri rapide (quicksort)</text:span></text:span><text:span text:style-name="T3"> offre un bon compromis entre le nombre de comparaisons (5394) et le nombre d’échanges (117). Bien que son nombre de comparaisons soit supérieur à celui du tri par insertion, il reste globalement plus performant et mieux adapté aux grands ensembles de données grâce à sa complexité moyenne en O(nlogn).</text:span></text:p>
      <text:p text:style-name="Text_20_body"><text:span text:style-name="T3">En conclusion, pour ce projet et ce volume de données, le tri par insertion et le tri rapide sont plus efficaces que le tri par sélection. Toutefois, le </text:span><text:span text:style-name="Strong_20_Emphasis"><text:span text:style-name="T7">tri rapide</text:span></text:span><text:span text:style-name="T3"> reste le meilleur choix général en termes de performanc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DejaVu Math TeX Gyre" svg:font-family="'DejaVu Math TeX Gyre'"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31T16:23:32.842936959</meta:creation-date>
    <dc:date>2025-12-31T18:19:28.767212014</dc:date>
    <meta:editing-duration>PT1H55M40S</meta:editing-duration>
    <meta:editing-cycles>34</meta:editing-cycles>
    <meta:generator>LibreOffice/24.2.7.2$Linux_X86_64 LibreOffice_project/420$Build-2</meta:generator>
    <meta:document-statistic meta:table-count="0" meta:image-count="0" meta:object-count="0" meta:page-count="5" meta:paragraph-count="89" meta:word-count="1494" meta:character-count="9382" meta:non-whitespace-character-count="7967"/>
  </office:meta>
</office:document-meta>
</file>